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9" manifest:media-type=""/>
  <manifest:file-entry manifest:full-path="ObjectReplacements/Object 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0e9fcc" officeooo:paragraph-rsid="000e9fcc" style:font-size-asian="11.3500003814697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05316" officeooo:paragraph-rsid="00105316" style:font-size-asian="11.3500003814697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219a4" officeooo:paragraph-rsid="001219a4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3b1a2" officeooo:paragraph-rsid="0013b1a2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3b1a2" officeooo:paragraph-rsid="0014dfd7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56563" officeooo:paragraph-rsid="00156563" style:font-size-asian="11.3500003814697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6a987" officeooo:paragraph-rsid="0016a987" style:font-size-asian="11.3500003814697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6a987" officeooo:paragraph-rsid="00171fd4" style:font-size-asian="11.3500003814697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71fd4" officeooo:paragraph-rsid="00171fd4" style:font-size-asian="11.3500003814697pt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7df07" officeooo:paragraph-rsid="0017df07" style:font-size-asian="11.3500003814697pt" style:font-size-complex="13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9e496" officeooo:paragraph-rsid="0019e496" style:font-size-asian="11.3500003814697pt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3pt" officeooo:paragraph-rsid="0019e496" style:font-size-asian="13pt" style:font-name-complex="Times New Roman2" style:font-size-complex="13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2pt" officeooo:rsid="00156563" officeooo:paragraph-rsid="00156563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2pt" officeooo:rsid="0018f295" officeooo:paragraph-rsid="0018f295" style:font-size-asian="12pt" style:font-size-complex="12pt"/>
    </style:style>
    <style:style style:name="P15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solid" style:text-underline-width="auto" style:text-underline-color="font-color" officeooo:rsid="001b7224" officeooo:paragraph-rsid="001b7224" style:font-size-asian="13pt" style:font-size-complex="13pt"/>
    </style:style>
    <style:style style:name="P16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none" officeooo:rsid="001b7224" officeooo:paragraph-rsid="001b7224" style:font-size-asian="13pt" style:font-size-complex="13pt"/>
    </style:style>
    <style:style style:name="P17" style:family="paragraph" style:parent-style-name="List_20_Paragraph">
      <style:paragraph-properties fo:margin-left="0in" fo:margin-right="0in" fo:line-height="150%" fo:text-indent="0.1972in" style:auto-text-indent="false"/>
      <style:text-properties fo:font-size="13pt" officeooo:paragraph-rsid="0019e496" style:font-size-asian="13pt" style:font-size-complex="13pt"/>
    </style:style>
    <style:style style:name="P18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48in" style:auto-text-indent="false"/>
      <style:text-properties fo:font-size="13pt" officeooo:paragraph-rsid="0019e496" style:font-size-asian="13pt" style:font-size-complex="13pt"/>
    </style:style>
    <style:style style:name="P19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fo:font-size="13pt" officeooo:paragraph-rsid="0019e496" style:font-size-asian="13pt" style:font-size-complex="13pt"/>
    </style:style>
    <style:style style:name="P20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officeooo:rsid="0019e496" officeooo:paragraph-rsid="0019e496" style:font-size-asian="13pt" style:font-size-complex="13pt"/>
    </style:style>
    <style:style style:name="P21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fo:language="ru" fo:country="RU" officeooo:rsid="0019e496" officeooo:paragraph-rsid="0019e496" style:font-size-asian="13pt" style:font-name-complex="Times New Roman2" style:font-size-complex="13pt"/>
    </style:style>
    <style:style style:name="P22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fo:language="ru" fo:country="RU" officeooo:rsid="001b7224" officeooo:paragraph-rsid="001b7224" style:font-size-asian="13pt" style:font-name-complex="Times New Roman2" style:font-size-complex="13pt"/>
    </style:style>
    <style:style style:name="P23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fo:language="ru" fo:country="RU" style:text-underline-style="solid" style:text-underline-width="auto" style:text-underline-color="font-color" officeooo:rsid="001b7224" officeooo:paragraph-rsid="001b7224" style:font-size-asian="13pt" style:font-name-complex="Times New Roman2" style:font-size-complex="13pt"/>
    </style:style>
    <style:style style:name="P24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none" officeooo:rsid="001b7224" officeooo:paragraph-rsid="001b7224" style:font-size-asian="13pt" style:font-size-complex="13pt"/>
    </style:style>
    <style:style style:name="P25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Courier New" fo:font-size="12pt" fo:language="ru" fo:country="RU" officeooo:rsid="0019e496" officeooo:paragraph-rsid="0019e496" style:font-size-asian="12pt" style:font-name-complex="Times New Roman2" style:font-size-complex="12pt"/>
    </style:style>
    <style:style style:name="T1" style:family="text">
      <style:text-properties officeooo:rsid="001219a4"/>
    </style:style>
    <style:style style:name="T2" style:family="text">
      <style:text-properties officeooo:rsid="0014dfd7"/>
    </style:style>
    <style:style style:name="T3" style:family="text">
      <style:text-properties style:text-position="sub 58%"/>
    </style:style>
    <style:style style:name="T4" style:family="text">
      <style:text-properties style:font-name="Times New Roman1" officeooo:rsid="0014dfd7" style:font-name-asian="Times New Roman1" style:font-name-complex="Times New Roman1"/>
    </style:style>
    <style:style style:name="T5" style:family="text"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T6" style:family="text">
      <style:text-properties style:font-name="Times New Roman" fo:language="ru" fo:country="RU" fo:font-style="italic" officeooo:rsid="0019e496" style:font-style-asian="italic" style:font-name-complex="Times New Roman2"/>
    </style:style>
    <style:style style:name="T7" style:family="text">
      <style:text-properties style:font-name="Times New Roman" fo:language="ru" fo:country="RU" style:font-name-complex="Times New Roman2"/>
    </style:style>
    <style:style style:name="T8" style:family="text">
      <style:text-properties style:font-name="Times New Roman" fo:language="ru" fo:country="RU" style:font-name-asian="Times New Roman2" style:font-name-complex="Times New Roman2"/>
    </style:style>
    <style:style style:name="T9" style:family="text">
      <style:text-properties style:font-name="Times New Roman" fo:font-style="italic" style:font-style-asian="italic" style:font-name-complex="Times New Roman2"/>
    </style:style>
    <style:style style:name="T10" style:family="text">
      <style:text-properties style:font-name="Times New Roman" fo:font-style="italic" style:font-name-asian="Times New Roman2" style:font-style-asian="italic" style:font-name-complex="Times New Roman2"/>
    </style:style>
    <style:style style:name="T11" style:family="text">
      <style:text-properties style:font-name="Times New Roman" style:font-name-asian="Times New Roman2" style:font-name-complex="Times New Roman2"/>
    </style:style>
    <style:style style:name="T12" style:family="text">
      <style:text-properties style:font-name="Times New Roman" style:font-name-complex="Times New Roman2"/>
    </style:style>
    <style:style style:name="T13" style:family="text">
      <style:text-properties officeooo:rsid="00171fd4"/>
    </style:style>
    <style:style style:name="T14" style:family="text">
      <style:text-properties officeooo:rsid="0018f2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3">ОПРЕДЕЛЕНИЕ </text:span>ГРАФ<text:span text:style-name="T13">А И СВЯЗАННЫЕ С НИМ ОПРЕДЕЛЕНИЯ</text:span></text:p>
      <text:p text:style-name="P7"/>
      <text:p text:style-name="P7">Граф G – это упорядоченная пара (V, E), где V – это не пустое множество вершин, а E – множество пар вершин, называемых ребрами. Ориентированный граф (орграф) – это граф у которого ребра имеют направления от одной вершины к другой.</text:p>
      <text:p text:style-name="P9"/>
      <text:p text:style-name="P9">ОПРЕДЕЛЕНИЕ ПОЛУРЕШЕТКИ</text:p>
      <text:p text:style-name="P9"/>
      <text:p text:style-name="P9">Полупешетка – это алгебра с ассоциативной, коммутативной и идемпотентной операцией.</text:p>
      <text:p text:style-name="P9">В отличии от полугрупп полурешетки можно представить в виде орграфа.</text:p>
      <text:p text:style-name="P8"/>
      <text:p text:style-name="P2">ПРОГРАММЫ ДЛЯ ПРОВЕРКИ ГРАФОВ НА ИЗОМОРФИЗМ</text:p>
      <text:p text:style-name="P2"/>
      <text:p text:style-name="P2">С помощью поисковых систем Google и Яндекс я смог найти всего одну программу для проверки графов на изоморфизм – nauty. <text:span text:style-name="T1">Т</text:span>акже с помощью поисковика можно наткнуться на некоторые алгоритмы для проверки графов на изоморфизм и почти всегда без реализации на каком-нибудь языке программирования. <text:s/><text:span text:style-name="T1">На крупнейшем веб-сервисе для хостинга IT-проектов GitHub я нашел несколько реализаций различных алгоритмов, некоторые из которых я выберу для сравнения с написанной мною программой. Найти какие-либо программы для работы с полурешетками не удалось.</text:span></text:p>
      <text:p text:style-name="P1"/>
      <text:p text:style-name="P2">АЛГОРИТМ ПРЕОБРАЗОВАНИЯ ПОЛУРЕШЕТКИ В ОРГРАФ</text:p>
      <text:p text:style-name="P2"/>
      <text:p text:style-name="P5">Для начала находим корень полурешетки, для этого достаточно найти inf от все<text:span text:style-name="T2">х</text:span> элементов полурешетки, <text:span text:style-name="T2">то есть</text:span> <text:span text:style-name="T2">root = </text:span>inf(x<text:span text:style-name="T3">1</text:span>, x<text:span text:style-name="T3">2</text:span>, …, x<text:span text:style-name="T3">n</text:span>). <text:span text:style-name="T2">Далее перебираем элементы полурешетки x </text:span><text:span text:style-name="T4">≠</text:span><text:span text:style-name="T2"> root и inf(x, root) и выбираем среди них только те, для которых не существует элемента y <text:s/></text:span><text:span text:style-name="T4">≠</text:span><text:span text:style-name="T2"> root и y </text:span><text:span text:style-name="T4">≠ x и root = </text:span><text:span text:style-name="T2">inf(root, y) и y = inf(y, x). Все найденные элементы x будут вершинами смежными с root. Аналогично находятся вершины смежные к только что найденным и так далее пока все элементы не будут исчерпаны. Код на языке C++:</text:span></text:p>
      <text:p text:style-name="P5"><text:soft-page-break/></text:p>
      <text:p text:style-name="P13">template &lt;class T&gt; Digraph&lt;T&gt; to_digraph(Semilattice&lt;T&gt; s) {</text:p>
      <text:p text:style-name="P13"><text:s text:c="2"/>auto elems = s.elements();</text:p>
      <text:p text:style-name="P13"><text:s text:c="2"/>T root = *begin(elems);</text:p>
      <text:p text:style-name="P13"><text:s text:c="2"/>Digraph&lt;T&gt; g;</text:p>
      <text:p text:style-name="P13"><text:s text:c="2"/>for (T el : elems) {</text:p>
      <text:p text:style-name="P13"><text:s text:c="4"/>g.add_node(el);</text:p>
      <text:p text:style-name="P13"><text:s text:c="4"/>root = s.inf(root, el);</text:p>
      <text:p text:style-name="P13"><text:s text:c="2"/>}</text:p>
      <text:p text:style-name="P13"><text:s text:c="2"/>set&lt;T&gt; level = {root};</text:p>
      <text:p text:style-name="P13"><text:s text:c="2"/>while (level.size() &gt; 0) {</text:p>
      <text:p text:style-name="P13"><text:s text:c="4"/>set&lt;T&gt; new_level;</text:p>
      <text:p text:style-name="P13"><text:s text:c="4"/>for (T x : level) {</text:p>
      <text:p text:style-name="P13"><text:s text:c="6"/>for (T y : elems) {</text:p>
      <text:p text:style-name="P13"><text:s text:c="8"/>if (y != x &amp;&amp; s.inf(x, y) == x) {</text:p>
      <text:p text:style-name="P13"><text:s text:c="10"/>bool flag = true;</text:p>
      <text:p text:style-name="P13"><text:s text:c="10"/>for (T z : elems) {</text:p>
      <text:p text:style-name="P13"><text:s text:c="12"/>if (z != x &amp;&amp; z != y &amp;&amp; x == s.inf(x, z) &amp;&amp; z == s.inf(z, y)) {</text:p>
      <text:p text:style-name="P13"><text:s text:c="14"/>flag = false;</text:p>
      <text:p text:style-name="P13"><text:s text:c="14"/>break;</text:p>
      <text:p text:style-name="P13"><text:s text:c="12"/>}</text:p>
      <text:p text:style-name="P13"><text:s text:c="10"/>}</text:p>
      <text:p text:style-name="P13"><text:s text:c="10"/>if (flag) {</text:p>
      <text:p text:style-name="P13"><text:s text:c="12"/>g.add_edge(x, y);</text:p>
      <text:p text:style-name="P13"><text:s text:c="12"/>new_level.insert(y);</text:p>
      <text:p text:style-name="P13"><text:s text:c="10"/>}</text:p>
      <text:p text:style-name="P13"><text:s text:c="8"/>}</text:p>
      <text:p text:style-name="P13"><text:s text:c="6"/>}</text:p>
      <text:p text:style-name="P13"><text:s text:c="4"/>}</text:p>
      <text:p text:style-name="P13"><text:s text:c="4"/>level = new_level;</text:p>
      <text:p text:style-name="P13"><text:s text:c="2"/>}</text:p>
      <text:p text:style-name="P13"><text:s text:c="2"/>return g;</text:p>
      <text:p text:style-name="P13">}</text:p>
      <text:p text:style-name="P4"/>
      <text:p text:style-name="P4"><text:soft-page-break/>ОБРАТНОЕ ПРЕОБРАЗОВАНИЕ ИЗ ОРГРАФА В ПОЛУРЕШЕТКУ</text:p>
      <text:p text:style-name="P4"/>
      <text:p text:style-name="P6">Если написать функцию, которая бы по заданному орграфу и двум его вершинам могла вычислять их inf, то создать полуршетки по орграфу будет тривиальным:</text:p>
      <text:p text:style-name="P13">template &lt;class T&gt; Semilattice&lt;T&gt; to_semi(Digraph&lt;T&gt; g) {</text:p>
      <text:p text:style-name="P13"><text:s text:c="2"/>Semilattice&lt;T&gt; s;</text:p>
      <text:p text:style-name="P13"><text:s text:c="2"/>s.add_elements(g.nodes());</text:p>
      <text:p text:style-name="P13"><text:s text:c="2"/>for (T v : g.nodes()) {</text:p>
      <text:p text:style-name="P13"><text:s text:c="4"/>for (T u : g.nodes()) {</text:p>
      <text:p text:style-name="P13"><text:s text:c="6"/>s.set_inf(v, u, inf_for_digraph(g, v, u));</text:p>
      <text:p text:style-name="P13"><text:s text:c="4"/>}</text:p>
      <text:p text:style-name="P13"><text:s text:c="2"/>}</text:p>
      <text:p text:style-name="P13"><text:s text:c="2"/>return s;</text:p>
      <text:p text:style-name="P13">}</text:p>
      <text:p text:style-name="P3"/>
      <text:p text:style-name="P10">В функцию inf_for_digraph передаютюся орграф g и две его вершины v, u. Заметим, что если inf существует то, он долен находится на пересечении двух каких-нибудь путей от root до v и от root до u. Перебор все таких путей и нахождение их пересечений займет слишком много времени для больших графов. Вместо этого будем находить вершины путей находящихся на одном расстояние до корня. Предположим, что вершина u находится дальше от корня, чем v. <text:span text:style-name="T14">Найдем все смежные и предшествующие вершины для вершины u. Для этих вершин сделаем тоже самое и так далее, до тех пор пока вершины не будут на том же расстоянии до корня, что и вершина v. Далее необходимо нужно посмотреть есть ли вершина v среди найденых предков вершины u, находящихся на том же расстоянии от корня, что и v. Есть есть, то ответ inf(v, u) = v. Иначе <text:s/>находим всех предков вершин u, v уровнем ниже и снова проверяем их пересечение. Если орграф действительно является полурешеткой, то в итоге будет получен ответ.</text:span></text:p>
      <text:p text:style-name="P10"/>
      <text:p text:style-name="P14">template &lt;class T&gt; T inf_for_digraph(Digraph&lt;T&gt; g, T u, T v) {</text:p>
      <text:p text:style-name="P14"><text:s text:c="2"/>T root = find_root(g);</text:p>
      <text:p text:style-name="P14"><text:s text:c="2"/>int du = g.shortest_path_length(root, u);</text:p>
      <text:p text:style-name="P14"><text:s text:c="2"/>int dv = g.shortest_path_length(root, v);</text:p>
      <text:p text:style-name="P14"><text:s text:c="2"/>set&lt;T&gt; us = {u}, vs = {v};</text:p>
      <text:p text:style-name="P14"><text:soft-page-break/><text:s text:c="2"/>bool flag = false;</text:p>
      <text:p text:style-name="P14"><text:s text:c="2"/>while (1) {</text:p>
      <text:p text:style-name="P14"><text:s text:c="4"/>while (us.size() &gt; 0 &amp;&amp; (flag || du &gt; dv)) {</text:p>
      <text:p text:style-name="P14"><text:s text:c="6"/>set&lt;T&gt; new_us;</text:p>
      <text:p text:style-name="P14"><text:s text:c="6"/>for (T x : us) {</text:p>
      <text:p text:style-name="P14"><text:s text:c="8"/>auto p = g.predecessors(x);</text:p>
      <text:p text:style-name="P14"><text:s text:c="8"/>new_us.insert(begin(p), end(p));</text:p>
      <text:p text:style-name="P14"><text:s text:c="6"/>}</text:p>
      <text:p text:style-name="P14"><text:s text:c="6"/>us = new_us;</text:p>
      <text:p text:style-name="P14"><text:s text:c="6"/>du--;</text:p>
      <text:p text:style-name="P14"><text:s text:c="6"/>flag = false;</text:p>
      <text:p text:style-name="P14"><text:s text:c="4"/>}</text:p>
      <text:p text:style-name="P14"><text:s text:c="4"/>while (vs.size() &gt; 0 &amp;&amp; dv &gt; du) {</text:p>
      <text:p text:style-name="P14"><text:s text:c="6"/>set&lt;T&gt; new_vs;</text:p>
      <text:p text:style-name="P14"><text:s text:c="6"/>for (T x : vs) {</text:p>
      <text:p text:style-name="P14"><text:s text:c="8"/>auto p = g.predecessors(x);</text:p>
      <text:p text:style-name="P14"><text:s text:c="8"/>new_vs.insert(begin(p), end(p));</text:p>
      <text:p text:style-name="P14"><text:s text:c="6"/>}</text:p>
      <text:p text:style-name="P14"><text:s text:c="6"/>vs = new_vs;</text:p>
      <text:p text:style-name="P14"><text:s text:c="6"/>dv--;</text:p>
      <text:p text:style-name="P14"><text:s text:c="6"/>flag = false;</text:p>
      <text:p text:style-name="P14"><text:s text:c="4"/>}</text:p>
      <text:p text:style-name="P14"><text:s text:c="4"/>if (vs.size() == 0 || us.size() == 0) {</text:p>
      <text:p text:style-name="P14"><text:s text:c="6"/>throw GeneralException("inf_for_digraph: inf don't found!");</text:p>
      <text:p text:style-name="P14"><text:s text:c="4"/>}</text:p>
      <text:p text:style-name="P14"><text:s text:c="4"/>set&lt;T&gt; uv_intersection;</text:p>
      <text:p text:style-name="P14"><text:s text:c="4"/>set_intersection(begin(us), end(us), </text:p>
      <text:p text:style-name="P14"><text:s text:c="8"/>begin(vs), end(vs),</text:p>
      <text:p text:style-name="P14"><text:s text:c="8"/>inserter(uv_intersection, uv_intersection.begin()));</text:p>
      <text:p text:style-name="P14"><text:s text:c="4"/>if (uv_intersection.size() == 1) {</text:p>
      <text:p text:style-name="P14"><text:s text:c="6"/>return *begin(uv_intersection);</text:p>
      <text:p text:style-name="P14"><text:s text:c="4"/>} else {</text:p>
      <text:p text:style-name="P14"><text:s text:c="6"/>flag = true;</text:p>
      <text:p text:style-name="P14"><text:s text:c="4"/>}</text:p>
      <text:p text:style-name="P14"><text:s text:c="2"/>}</text:p>
      <text:p text:style-name="P14">}</text:p>
      <text:p text:style-name="P14"><text:soft-page-break/></text:p>
      <text:p text:style-name="P11">ПРОВЕРКА ПОЛУРЕШЕТОК НА ИЗОМОРФИЗМ</text:p>
      <text:p text:style-name="P12"/>
      <text:list xml:id="list1520484401947439259" text:style-name="WWNum3">
        <text:list-item>
          <text:p text:style-name="P18"><text:span text:style-name="T7">Находим для <text:s/>для полурешеток </text:span><text:span text:style-name="T9">S</text:span><text:span text:style-name="T7"> <text:s/>и </text:span><text:span text:style-name="T9">S</text:span><text:span text:style-name="T6">'</text:span><text:span text:style-name="T7"> соответствующие им графы так, как это было описано в [1]. </text:span></text:p>
        </text:list-item>
        <text:list-item>
          <text:p text:style-name="P18"><text:span text:style-name="T7">Сравниваем число вершин и ребер в графах. Если они не совпадают для двух графов, то</text:span><text:span text:style-name="T8"> ответ: полурешетки не изоморфны. </text:span><text:span text:style-name="T11">Если они совпадают, то переходим к шагу 3.</text:span></text:p>
        </text:list-item>
        <text:list-item>
          <text:p text:style-name="P19"><text:span text:style-name="T7">Если графы <text:s/></text:span><text:span text:style-name="T7"><draw:frame draw:style-name="fr1" draw:name="Объект22" text:anchor-type="as-char" svg:y="-0.1484in" svg:width="0.2043in" svg:height="0.1846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 </text:span><text:span text:style-name="T8">и</text:span><text:span text:style-name="T5"> </text:span><text:span text:style-name="T5"><draw:frame draw:style-name="fr2" draw:name="Объект1" text:anchor-type="as-char" svg:width="0.2665in" svg:height="0.1839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 </text:span><text:span text:style-name="T7">являются деревьями, то применяем ранее описанный алгоритм проверки изоморфизма деревьев. </text:span></text:p>
        </text:list-item>
        <text:list-item>
          <text:p text:style-name="P19"><text:span text:style-name="T7">Если графы не являются деревьями, то преобразуем каждый из них в два графа </text:span><text:span text:style-name="T7"><draw:frame draw:style-name="fr2" draw:name="Объект2" text:anchor-type="as-char" svg:width="0.2543in" svg:height="0.209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3" text:anchor-type="as-char" svg:width="0.2543in" svg:height="0.2091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, </text:span><text:span text:style-name="T5"><draw:frame draw:style-name="fr2" draw:name="Объект4" text:anchor-type="as-char" svg:width="0.3165in" svg:height="0.2091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5" text:anchor-type="as-char" svg:width="0.3173in" svg:height="0.2091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 </text:span><text:span text:style-name="T8">Опишем, как строятся графы</text:span><text:span text:style-name="T5"> </text:span><text:span text:style-name="T5"><draw:frame draw:style-name="fr2" draw:name="Объект6" text:anchor-type="as-char" svg:width="0.2543in" svg:height="0.2091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7" text:anchor-type="as-char" svg:width="0.2543in" svg:height="0.2091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. </text:span><text:span text:style-name="T8">Рассмотрим максимальные подграфы графа</text:span><text:span text:style-name="T5"> </text:span><text:span text:style-name="T10">G</text:span><text:span text:style-name="T8">, имеющие корнем вершину, являющуюся корнем графа </text:span><text:span text:style-name="T10">G</text:span><text:span text:style-name="T5"> </text:span><text:span text:style-name="T8">и лишь одну вершину, смежную с корнем</text:span><text:span text:style-name="T5">.</text:span><text:span text:style-name="T8"> Будем называть такие подграфы ветвями </text:span><text:span text:style-name="T12">s</text:span><text:span text:style-name="T7">-графа. Смотрим, нет ли в пересечении каких- нибудь из ветвей вершины, кроме корня. Если есть, то добавляем к одному из них ребра и вершины другого, которых нет в первом. <text:s/>Полученный в результате подграф также будем называть ветвью графа. Граф </text:span><text:span text:style-name="T7"><draw:frame draw:style-name="fr2" draw:name="Объект8" text:anchor-type="as-char" svg:width="0.2043in" svg:height="0.1839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 преобразуем в два графа </text:span><text:span text:style-name="T7"><draw:frame draw:style-name="fr2" draw:name="Объект9" text:anchor-type="as-char" svg:width="0.2543in" svg:height="0.2091in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0" text:anchor-type="as-char" svg:width="0.2543in" svg:height="0.2091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, корень графа </text:span><text:span text:style-name="T8"><text:s/></text:span><text:span text:style-name="T10">G</text:span><text:span text:style-name="T8"> становится единственной общей вершиной и корнем этих подграфов. Граф </text:span><text:span text:style-name="T8"><draw:frame draw:style-name="fr2" draw:name="Объект11" text:anchor-type="as-char" svg:width="0.2543in" svg:height="0.2091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8">является связным подграфом графа </text:span><text:span text:style-name="T11">G</text:span><text:span text:style-name="T8">, который содержит ветви графа, не содержащие циклов. Граф </text:span><text:span text:style-name="T8"><draw:frame draw:style-name="fr2" draw:name="Объект12" text:anchor-type="as-char" svg:width="0.2543in" svg:height="0.2091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8"> является связным подграфом графа </text:span><text:span text:style-name="T10">G</text:span><text:span text:style-name="T8">, который состоит из ветвей, содержащих циклы. </text:span></text:p>
        </text:list-item>
      </text:list>
      <text:p text:style-name="P17"><text:span text:style-name="T8">Аналогичным образом получаем графы </text:span><text:span text:style-name="T8"><draw:frame draw:style-name="fr2" draw:name="Объект13" text:anchor-type="as-char" svg:width="0.3165in" svg:height="0.2091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4" text:anchor-type="as-char" svg:width="0.3173in" svg:height="0.2091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из графа</text:span><text:span text:style-name="T5"> </text:span><text:span text:style-name="T5"><draw:frame draw:style-name="fr2" draw:name="Объект15" text:anchor-type="as-char" svg:width="0.2665in" svg:height="0.1839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">.</text:span></text:p>
      <text:list xml:id="list62013234386621" text:continue-numbering="true" text:style-name="WWNum3">
        <text:list-item>
          <text:p text:style-name="P19"><text:span text:style-name="T7">Проверяем на изоморфизм графы </text:span><text:span text:style-name="T7"><draw:frame draw:style-name="fr2" draw:name="Объект16" text:anchor-type="as-char" svg:width="0.2543in" svg:height="0.2091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и <text:s/></text:span><text:span text:style-name="T5"><draw:frame draw:style-name="fr2" draw:name="Объект17" text:anchor-type="as-char" svg:width="0.3165in" svg:height="0.2091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, которые являются деревьями. Если графы не являются изоморфными, то ответ: полурешетки не изоморфны. </text:span><text:span text:style-name="T11">Если графы изоморфны, то переходим к шагу 6.</text:span></text:p>
        </text:list-item>
        <text:list-item>
          <text:p text:style-name="P19"><text:span text:style-name="T8">Рассматриваем графы </text:span><text:span text:style-name="T8"><draw:frame draw:style-name="fr2" draw:name="Объект18" text:anchor-type="as-char" svg:width="0.2543in" svg:height="0.2091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9" text:anchor-type="as-char" svg:width="0.3173in" svg:height="0.2091in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">. </text:span><text:span text:style-name="T8">Сначала проверяем их алгоритмом для деревьев. Если канонические имена графов совпадают, то переходим к шагу 7. Если нет, то ответ: полурешетки не изоморфны. </text:span></text:p>
        </text:list-item>
        <text:list-item>
          <text:p text:style-name="P19"><text:span text:style-name="T8">Находим графов </text:span><text:span text:style-name="T8"><draw:frame draw:style-name="fr2" draw:name="Объект20" text:anchor-type="as-char" svg:width="0.2543in" svg:height="0.2091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21" text:anchor-type="as-char" svg:width="0.3173in" svg:height="0.2091in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"> инварианты 3. </text:span><text:span text:style-name="T7">Сравниваем полученные последовательности. последовательности не совпадают для двух графов, то</text:span><text:span text:style-name="T8"> ответ: полурешетки не изоморфны. Если они совпадают, то переходим к шагу 8.</text:span></text:p>
        </text:list-item>
        <text:list-item>
          <text:p text:style-name="P20"><text:span text:style-name="T7">Ищем изоморфизм графов. При этом сопоставляем вершинам одного графа вершины другого, если у них совпадают последовательности. В итоге перебор возникает только </text:span><text:soft-page-break/><text:span text:style-name="T7">для тех вершин, для которых совпадает инвариант 4. Если изоморфизм найден, то ответ: полурешетки изоморфны, если нет, то ответ: полурешетки не изоморфны.</text:span></text:p>
        </text:list-item>
      </text:list>
      <text:p text:style-name="P21"/>
      <text:p text:style-name="P25">template &lt;class T&gt; bool is_isomorphic(Semilattice&lt;T&gt; s1, Semilattice&lt;T&gt; s2) {</text:p>
      <text:p text:style-name="P25"/>
      <text:p text:style-name="P25"><text:s text:c="2"/>Digraph&lt;T&gt; g1 = to_digraph(s1), g2 = to_digraph(s1);</text:p>
      <text:p text:style-name="P25"/>
      <text:p text:style-name="P25"><text:s text:c="2"/>int n = g1.number_of_nodes();</text:p>
      <text:p text:style-name="P25"><text:s text:c="2"/>if (n != g2.number_of_nodes() ||</text:p>
      <text:p text:style-name="P25"><text:s text:c="6"/>g1.number_of_edges() != g2.number_of_edges()) {</text:p>
      <text:p text:style-name="P25"><text:s text:c="4"/>return false;</text:p>
      <text:p text:style-name="P25"><text:s text:c="2"/>}</text:p>
      <text:p text:style-name="P25"><text:s text:c="2"/>T r1 = find_root(g1), r2 = find_root(g2);</text:p>
      <text:p text:style-name="P25"><text:s text:c="2"/>bool g1_is_tree = g1.is_tree_with_root(r1);</text:p>
      <text:p text:style-name="P25"><text:s text:c="2"/>if (g1_is_tree != g2.is_tree_with_root(r2)) {</text:p>
      <text:p text:style-name="P25"><text:s text:c="4"/>return false;</text:p>
      <text:p text:style-name="P25"><text:s text:c="2"/>}</text:p>
      <text:p text:style-name="P25"><text:s text:c="2"/>if (g1_is_tree) {</text:p>
      <text:p text:style-name="P25"><text:s text:c="4"/>return tree_is_isomorphic(g1, g2);</text:p>
      <text:p text:style-name="P25"><text:s text:c="2"/>}</text:p>
      <text:p text:style-name="P25"/>
      <text:p text:style-name="P25"><text:s text:c="2"/>Digraph&lt;T&gt; g1_G1, g1_G2, g2_G1, g2_G2;</text:p>
      <text:p text:style-name="P25"><text:s text:c="2"/>tie(g1_G1, g1_G2) = find_G1_and_G2_graphs(g1);</text:p>
      <text:p text:style-name="P25"><text:s text:c="2"/>tie(g2_G1, g2_G2) = find_G1_and_G2_graphs(g2);</text:p>
      <text:p text:style-name="P25"><text:s text:c="2"/>if (!tree_is_isomorphic(g1_G1, g2_G1) || !tree_is_isomorphic(g1_G2, g2_G2)) {</text:p>
      <text:p text:style-name="P25"><text:s text:c="4"/>return false;</text:p>
      <text:p text:style-name="P25"><text:s text:c="2"/>}</text:p>
      <text:p text:style-name="P25"/>
      <text:p text:style-name="P25"><text:s text:c="2"/>Inv3&lt;T&gt; inv3_for_g1_G2(g1_G2);</text:p>
      <text:p text:style-name="P25"><text:s text:c="2"/>Inv3&lt;T&gt; inv3_for_g2_G2(g2_G2);</text:p>
      <text:p text:style-name="P25"/>
      <text:p text:style-name="P25"><text:s text:c="2"/>DigraphIso&lt;T, T&gt; digiso(g1_G2, g2_G2, [&amp;](T v, T u) {</text:p>
      <text:p text:style-name="P25"><text:s text:c="4"/>return inv3_for_g1_G2.get_inv3_for_node(v) == inv3_for_g2_G2.get_inv3_for_node(u);</text:p>
      <text:p text:style-name="P25"><text:s text:c="2"/>});</text:p>
      <text:p text:style-name="P25"><text:s text:c="2"/>bool res = digiso.is_iso();</text:p>
      <text:p text:style-name="P25"/>
      <text:p text:style-name="P25"><text:s text:c="2"/>return res;</text:p>
      <text:p text:style-name="P25">}</text:p>
      <text:p text:style-name="P2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line-height="100%" fo:text-align="justify" style:justify-single-word="false" fo:text-indent="0.1972in" style:auto-text-indent="false"/>
      <style:text-properties fo:font-size="12pt" fo:language="en" fo:country="US" style:font-size-asian="12pt" style:font-size-complex="12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1:36:53.603252010</meta:creation-date>
    <dc:date>2017-04-12T06:20:09.892215900</dc:date>
    <meta:editing-duration>PT33M30S</meta:editing-duration>
    <meta:editing-cycles>6</meta:editing-cycles>
    <meta:generator>LibreOffice/5.1.6.2$Linux_X86_64 LibreOffice_project/10m0$Build-2</meta:generator>
    <meta:document-statistic meta:table-count="0" meta:image-count="0" meta:object-count="22" meta:page-count="6" meta:paragraph-count="134" meta:word-count="1159" meta:character-count="7871" meta:non-whitespace-character-count="6340"/>
  </office:meta>
</office:document-meta>
</file>

<file path=Object 1/content.xml><?xml version="1.0" encoding="utf-8"?>
<math xmlns="http://www.w3.org/1998/Math/MathML" display="block">
  <semantics>
    <mi>G</mi>
    <annotation encoding="StarMath 5.0">G</annotation>
  </semantics>
</math>
</file>

<file path=Object 10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2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3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4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5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16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1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8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9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20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2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2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3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4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5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6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8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